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T1"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merica Party – Strategic Analysis (July 2025)</text:h>
      <text:h text:style-name="Heading_20_2" text:outline-level="2">1. Introduction</text:h>
      <text:p text:style-name="Standard">Elon Musk has the capacity to do great good for humanity, or he could fall into history as a pariah, somewhat like &lt;&lt;&lt;that Oil magnate who was previously the richest man in the world or at least in America&gt;&gt;&gt;. <text:s/>This report outlines how Musk could use his recently announced political party (announced July 5<text:span text:style-name="T1">th</text:span>, 2025), the 'America Party', to become the former instead of the latter. He declared the America Party's mission as ending corruption and waste in U.S. governance. While some interpret this as a bold centrist realignment, historical evidence suggests more self-serving motivations and an inability to appreciate how thinking beyond his own interests could improve his brand-power politically, and perhaps cement the former legacy. <text:s/>This report analyzes the credibility, strategy, and likely impact of Musk’s proposed political party.</text:p>
      <text:h text:style-name="Heading_20_2" text:outline-level="2">2. Musk's Announcement</text:h>
      <text:p text:style-name="Standard">On July 4, 2025, Musk posted a poll on X (formerly Twitter) asking users if he should create a new political party. Over two-thirds of respondents said yes. Dissatisfaction with the current Parties, Democrat and Republican, has rarely been higher (needs citation?). The next day, he declared the America Party formed, claiming, 'We live in a one-party system, not a democracy.' Musk framed his effort as a rebellion against bipartisan spending bills, including a recent $4 trillion Big Beautiful Bill, passed by strong-arming Congress to over-ride unanimous Democrat condemnation. </text:p>
      <text:h text:style-name="Heading_20_2" text:outline-level="2">3. Who Would Actually Join?</text:h>
      <text:p text:style-name="Standard">Despite Musk’s branding of the party as an anti-establishment force, polling data reveals: 73% favorability among Republicans and 12% favorability among Democrats. This could already be enough for him to eventually displace the Republican Party, and perhaps even the Democrat Party as well if his ideological and financial history did not point so clearly to a right-leaning base. For example, he spent between $250 million and $350 million backing Republican candidates in the last election, he attached his personal brand to the platforming of right-wing figures, and he promoted Trump-era policies. Thus, without a change in personal brand focus, the Musk-sponsored America Party is more narrowly positioned to appeal to the Right, and more specifically: libertarians, tech-aligned conservatives, and anti-woke moderates—it is not yet branded to appeal to a true cross-partisan center. </text:p>
      <text:h text:style-name="Heading_20_2" text:outline-level="2">4. Musk’s Political Flip-Flops</text:h>
      <text:p text:style-name="Standard">A pattern of grandiose promises and political inconsistency casts doubt on Musk’s credibility as a reformer. <text:s/>&lt;&lt;&lt;ChatGPT: This section needs to be fleshed out more, unless maybe you planned to put a placeholder here, and/or a timeline?&gt;&gt;&gt;</text:p>
      <text:h text:style-name="Heading_20_2" text:outline-level="2">5. Regulatory Retaliation</text:h>
      <text:p text:style-name="Standard">Musk has used his political access to target regulatory bodies overseeing his companies. <text:s/>For example, the Environmental Protection Agency which he targeted after it resisted his environmental violations, the National Labor Relations Board which he criticized after he received union-busting complaints, the <text:s/>Consumer Financial Protectin Bureau which he opposed in part due to its role in resisting some of his product development strategies, and USAID which he attacked while it was investigating &lt;&lt;&lt;blah blah blah&gt;&gt;&gt;. <text:s/>Musk’s pattern is not one of waste reduction, but regulatory suppression—protecting his empire at Democracy’s expense.</text:p>
      <text:h text:style-name="Heading_20_2" text:outline-level="2"><text:soft-page-break/>6. Trump vs. Musk</text:h>
      <text:p text:style-name="Standard">President Donald Trump has responded to Musk’s political moves with increasing hostility: 'Elon may get more subsidy than any other human being in history… without subsidies, Elon would have to close up shop and head back to South Africa.' —Trump, July 2025. <text:s/>This marks a rare intra-billionaire fracture within the GOP-aligned ecosystem, perhaps demonstrating Trump's habit of disposing of allies after he tires of them, or after they steal some of his spotlight. <text:s/>This alone could motivate Trump's existing billionaire allies to consider backing the America Party. <text:s/>Musk may thus facilitate a billionaire-class influence block, within the America Party, perhaps called &lt;&lt;&lt;catchy marketing brand for this please, this section needs work.&gt;&gt;&gt;.</text:p>
      <text:h text:style-name="Heading_20_2" text:outline-level="2">7. Who Gets Hurt?</text:h>
      <text:p text:style-name="Standard">Even Musk’s own AI tool, Grok, admitted: 'Forming the America Party would likely elect more Democrats by splitting the Republican vote.' <text:s/>This echoes historical third-party effects. <text:s/>Thus, a broadening of America Party appeal would appear critical, especially if it can be done in a way that left-leaning voters will not see through, as yet another attempt by Musk to manipulate the system. <text:s/>&lt;&lt;&lt;This section needs bulking up a bit, more citations and/or facts, and more specifics about who stands to get hurt&gt;&gt;&gt;.</text:p>
      <text:h text:style-name="Heading_20_2" text:outline-level="2">8. The Allure of a New Party</text:h>
      <text:p text:style-name="Standard">Democrats, progressives, and moderates must resist the temptation to splinter. If progressives splinter, it risks empowering the very forces they oppose. Unity isn’t perfection—it’s strategy.</text:p>
      <text:p text:style-name="Standard">As Brian Tyler Cohen warned: 'Elon is not a centrist. He is a far-right technocrat whose sole goal in life is to make himself richer.' &lt;&lt;&lt;This section can be marketingbuzz orientated, if you wish, showing how the new party could sell itself for maximum performance, and how this branding could also be aligned with the maximum goodwill toward humanity, perhaps even including extra-terrestrial considerations such as a hint of greater purpose beyond the stars and post-neurolink evolution alongside AI and galactic civilization(s). <text:s/>Basically, AI will usher in an emergent non-static Religion, perhaps incorporating much of the existing rich-country religions, except incorporating natural and unnatural evolution and other compatibilities with science and rationality. <text:s/>Hence, Musk could also become something of a Religion-founding messiah, which might appeal to his possible Godhead complex, and thus help to position this report toward him.&gt;&gt;&gt;.</text:p>
      <text:h text:style-name="Heading_20_2" text:outline-level="2">9. How Will The Democratic Party Respond?</text:h>
      <text:p text:style-name="Standard">If Republicans fracture, Democrats will attempt to stay unified. <text:s/>They will try to vote more as a bloc, than by personal principles, in an attempt to pass lasting policy reforms, likely focusing on climate, healthcare and labor protections. <text:s/>They will also focus on turnout and local races, while rejecting purity tests, and demanding greater loyalty from within. <text:s/>The net effect would be to de-principle the Democratic Party in the face of unprecedented challenges, leaving them exposed on a front where they traditionally held the high ground: ethical transparency. <text:s/>Yet, for the America Party to own this ground, while still being sponsored by Musk, there may be some painful changes necessary to Musk's empire. <text:s/>For example, X could become centrist and perhaps move toward a more open-source model, even if it is a hybrid model perhaps called Controlled Open-Source (COS), and Musk may need to create labor relations boards within his own companies that at least appear to be independent, perhaps by using live employee interviews, aired publicly, and case study assets to show employee “ownership” of ideas, social programs and progress. <text:s/></text:p>
      <text:h text:style-name="Heading_20_2" text:outline-level="2"><text:soft-page-break/>10. What a Real Centrist Party Might Look Like</text:h>
      <text:p text:style-name="Standard">If the America Party truly aimed to unite Americans, it would focus on: </text:p>
      <text:list xml:id="list846652736623281544" text:style-name="L1">
        <text:list-item>
          <text:p text:style-name="P1">Electoral reform &lt;&lt;&lt;details&gt;&gt;&gt;</text:p>
        </text:list-item>
        <text:list-item>
          <text:p text:style-name="P1">Digital rights,</text:p>
        </text:list-item>
        <text:list-item>
          <text:p text:style-name="P1">Environmental transition, and,</text:p>
        </text:list-item>
        <text:list-item>
          <text:p text:style-name="P1">Antitrust enforcement</text:p>
        </text:list-item>
      </text:list>
      <text:p text:style-name="Standard">It would rebrand Musk as a people's person, showing his ability to live in non-priviledged conditions as a hands-on worker, and his philantropic endeavours. <text:s/>But most importantly, it would show him acknowledging his weaknesses and transgressions, especially his personal and family ones, and his attempts despite his unique neuropathy, to be the best parent he can be. <text:s/>Such soul-searching would be especially critical if Musk also wishes to promote a future, Combinant Religion. <text:s/>Besides, it could also help him to qualify for greater status if he lives long enough to become part of the Communal Mindshare Environment, aka Civium.</text:p>
      <text:h text:style-name="Heading_20_2" text:outline-level="2">11. Conclusion</text:h>
      <text:p text:style-name="Standard">Musk’s America Party is less a democratic breakthrough and more a manifestation of billionaire political theater. While it could fragment Republican votes in the short term, it remains a threat to democratic norms, regulatory accountability, and electoral stability in the long term. The path forward for pro-democracy forces is clear: Do not confuse charisma for competence, nor disruption for reform. Watch Musk—but organize around principle, and if Musk proves capable of creating a party that is truly for Humanity's Civium, then might be the time to support his movement. <text:s/>Until then, he appears to offer more risk to democracy than opportunity. <text:s/></text:p>
      <text:h text:style-name="Heading_20_2" text:outline-level="2">Appendix: Musk vs. Trump Timeline (2016–2025)</text:h>
      <text:p text:style-name="Standard">&lt;&lt;&lt;I think this timeline belongs in a previous section, no?&gt;&gt;&gt; </text:p>
      <text:p text:style-name="Standard"/>
      <text:p text:style-name="Standard">2016: Musk praises Trump tax policies</text:p>
      <text:p text:style-name="Standard">2020: Musk leaves presidential advisory councils</text:p>
      <text:p text:style-name="Standard">2022: Musk says he won’t back Trump again</text:p>
      <text:p text:style-name="Standard">2023: Endorses DeSantis, then retracts</text:p>
      <text:p text:style-name="Standard">2025: Declares independence, launches new party</text:p>
      <text:p text:style-name="Standard">2025: Trump retaliates publicly, attacks subsidies</text:p>
      <text:p text:style-name="Standard">2025: GOP vote erosion reported in swing districts post-lau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date>2025-07-06T11:24:20.24</dc:date>
    <dc:creator>Rick Ballard</dc:creator>
    <meta:editing-duration>PT1H16M18S</meta:editing-duration>
    <meta:editing-cycles>1</meta:editing-cycles>
    <meta:document-statistic meta:table-count="0" meta:image-count="0" meta:object-count="0" meta:page-count="3" meta:paragraph-count="38" meta:word-count="1364" meta:character-count="8946"/>
  </office:meta>
</office:document-meta>
</file>